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rsid="0018cb3b" officeooo:paragraph-rsid="0018cb3b"/>
    </style:style>
    <style:style style:name="P2" style:family="paragraph" style:parent-style-name="Standard">
      <style:text-properties officeooo:rsid="0018cb3b" officeooo:paragraph-rsid="0018cb3b"/>
    </style:style>
    <style:style style:name="P3" style:family="paragraph" style:parent-style-name="Standard">
      <style:text-properties officeooo:rsid="001cb350" officeooo:paragraph-rsid="001cb350"/>
    </style:style>
    <style:style style:name="P4" style:family="paragraph" style:parent-style-name="Standard">
      <style:text-properties officeooo:rsid="001e9823" officeooo:paragraph-rsid="0018cb3b"/>
    </style:style>
    <style:style style:name="P5" style:family="paragraph" style:parent-style-name="Standard">
      <style:text-properties officeooo:rsid="001e9823" officeooo:paragraph-rsid="001e9823"/>
    </style:style>
    <style:style style:name="P6" style:family="paragraph" style:parent-style-name="Standard">
      <style:text-properties officeooo:rsid="00215e72" officeooo:paragraph-rsid="00215e72"/>
    </style:style>
    <style:style style:name="P7" style:family="paragraph" style:parent-style-name="Standard">
      <style:text-properties fo:font-weight="bold" officeooo:rsid="00215e72" officeooo:paragraph-rsid="00215e72" style:font-weight-asian="bold" style:font-weight-complex="bold"/>
    </style:style>
    <style:style style:name="P8" style:family="paragraph" style:parent-style-name="Standard">
      <style:text-properties officeooo:rsid="0024e4dd" officeooo:paragraph-rsid="0024e4dd"/>
    </style:style>
    <style:style style:name="P9" style:family="paragraph" style:parent-style-name="Standard">
      <style:text-properties officeooo:rsid="0026bba9" officeooo:paragraph-rsid="0026bba9"/>
    </style:style>
    <style:style style:name="P10" style:family="paragraph" style:parent-style-name="Standard">
      <style:text-properties officeooo:rsid="0028b386" officeooo:paragraph-rsid="0028b386"/>
    </style:style>
    <style:style style:name="P11" style:family="paragraph" style:parent-style-name="Standard">
      <style:text-properties officeooo:rsid="0029621b" officeooo:paragraph-rsid="0029621b"/>
    </style:style>
    <style:style style:name="P12" style:family="paragraph" style:parent-style-name="Standard">
      <style:text-properties officeooo:rsid="002b9aae" officeooo:paragraph-rsid="002b9aae"/>
    </style:style>
    <style:style style:name="P13" style:family="paragraph" style:parent-style-name="Standard">
      <style:text-properties officeooo:rsid="002cf068" officeooo:paragraph-rsid="002cf068"/>
    </style:style>
    <style:style style:name="P14" style:family="paragraph" style:parent-style-name="Standard">
      <style:text-properties officeooo:rsid="002ec29c" officeooo:paragraph-rsid="002ec29c"/>
    </style:style>
    <style:style style:name="T1" style:family="text">
      <style:text-properties loext:padding="0cm" loext:border="none"/>
    </style:style>
    <style:style style:name="T2" style:family="text">
      <style:text-properties fo:color="#393a34" loext:opacity="100%"/>
    </style:style>
    <style:style style:name="T3" style:family="text">
      <style:text-properties officeooo:rsid="0026bba9"/>
    </style:style>
    <style:style style:name="T4" style:family="text">
      <style:text-properties officeooo:rsid="002f77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n a la possibilité d’utiliser les composant réact native pour faire du web, avec une dépendance !</text:p>
      <text:p text:style-name="P2"/>
      <text:p text:style-name="P2">Dans globals je met les infos dont j’ai besoin pour la vie de l’appli, clés api, mailer DSN, données de barres de navigation, pas de fonction c ‘est un fichier de config</text:p>
      <text:p text:style-name="P2"/>
      <text:p text:style-name="P2"/>
      <text:p text:style-name="P2">npx create-expo-app ImmoBillie_ExoReactNative</text:p>
      <text:p text:style-name="P2"/>
      <text:p text:style-name="P2">npx expo install expo-splash-screen</text:p>
      <text:p text:style-name="P2"/>
      <text:p text:style-name="P2"><text:span text:style-name="Source_20_Text">npx expo install @sentry/react-native</text:span> </text:p>
      <text:p text:style-name="P2"/>
      <text:p text:style-name="P3">intsallation en bas</text:p>
      <text:p text:style-name="P2"><text:span text:style-name="T1">npm install @react-navigation/bottom-tabs</text:span> </text:p>
      <text:p text:style-name="P1"><text:span text:style-name="Source_20_Text"><text:span text:style-name="T2">npm install @react-navigation/native</text:span></text:span></text:p>
      <text:p text:style-name="P4"/>
      <text:p text:style-name="P5">On évite de mettre des menus dynamiques sur tel mobile, ça peut planter</text:p>
      <text:p text:style-name="P5"/>
      <text:p text:style-name="P5"><text:span text:style-name="Source_20_Text">npm i @expo/vector-icons</text:span> </text:p>
      <text:p text:style-name="P5"/>
      <text:p text:style-name="P7">redux sert à lire des API</text:p>
      <text:p text:style-name="P6">on beseoin de créer une constante qui sera activée lorqu’il <text:s/>aura un preload de l’application, ça va aller lire l’api déclaré dans globals .js</text:p>
      <text:p text:style-name="P6">on a besoin de 2 infos, les biens immobiliers en ventes et les agents qui travaillent dans l’agence.</text:p>
      <text:p text:style-name="P6">Soit on le fait en preload, soit en asynchrone soit en defeaer,</text:p>
      <text:p text:style-name="P6">preload l’appli est plus longue à charger amis après l’expérience utilisateur est meilleure ensuite</text:p>
      <text:p text:style-name="P9"/>
      <text:p text:style-name="P6">en général on appe<text:span text:style-name="T3">l</text:span> ça un store tout ce sui est lié à l’API</text:p>
      <text:p text:style-name="P6"/>
      <text:p text:style-name="P6">npm i @react-navigation/native-stack</text:p>
      <text:p text:style-name="P6"/>
      <text:p text:style-name="P8">axios est à l’origine une bibliothèque dévellopé pour node.js</text:p>
      <text:p text:style-name="P8"/>
      <text:p text:style-name="P9">firebase bien pour travailler avec react native, c’est du No Code, <text:s/>les données sont déjà en Json donc pas besoin de faire de transferts de données via API</text:p>
      <text:p text:style-name="P9"/>
      <text:p text:style-name="P10">en react on est obligé d’utiliser du onclick <text:s/>sur les balises mais pas grave car on ne pourra pas le voir en pratique, il sera automatiquement des balises vers le js tranféré sur le js</text:p>
      <text:p text:style-name="P8"/>
      <text:p text:style-name="P11">Quand on travaille avec googlemap, vaut mieux éviter d’utiliser des adresses car en cas de mauvaise écriture la localisation sera foireuse, privilégier les coordonnées</text:p>
      <text:p text:style-name="P11">il fonctionne en pur js ou en jquerry</text:p>
      <text:p text:style-name="P11"/>
      <text:p text:style-name="P11">react nous permet d’intaller des packages qui foncrtionnent pour toute les maps</text:p>
      <text:p text:style-name="P11"/>
      <text:p text:style-name="P11">npm i intl</text:p>
      <text:p text:style-name="P11"/>
      <text:p text:style-name="P12">prendre l’offre Copilot couplé ChatGPT4</text:p>
      <text:p text:style-name="P12"/>
      <text:p text:style-name="P13">la pagination sur les mobiles n’existe pas , c’est de l’infinite sroll avce pause pour donner un feed back au client</text:p>
      <text:p text:style-name="P13"/>
      <text:p text:style-name="P14"><text:soft-page-break/>axios permet de faire les select(requêtes) et redux de récupérer ce select (recup les données des requêtes)</text:p>
      <text:p text:style-name="P14"/>
      <text:p text:style-name="P14">quand on utilise une api symfony, dans le repository, configurer le select pour récupérer les données qui nous intéresses sans <text:span text:style-name="T4">récup </text:span>les relations qui crée des erreurs dans le json retourné</text:p>
      <text:p text:style-name="P14"/>
      <text:p text:style-name="P14"/>
      <text:p text:style-name="P14"/>
      <text:p text:style-name="P14"><text:span text:style-name="T4">comme on utilise I</text:span>npu<text:span text:style-name="T4">t</text:span> pour les recherches, donc <text:span text:style-name="T4">e</text:span>ssayer d’utilise<text:span text:style-name="T4">r</text:span> des méthodes <text:s/>« invok » ? </text:p>
      <text:p text:style-name="P14">check sur le repository youtube de github (attention Guillaume utilise mecure qui est un 2eme server pour faire du chat en ligne, pour le démarrer il faut une ligne de commande dans le makerfile</text:p>
      <text:p text:style-name="P11"/>
      <text:p text:style-name="P11"/>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1T09:31:51.223000000</meta:creation-date>
    <dc:date>2024-04-12T16:15:49.716000000</dc:date>
    <meta:editing-duration>PT2H8M52S</meta:editing-duration>
    <meta:editing-cycles>2</meta:editing-cycles>
    <meta:generator>LibreOffice/24.2.1.2$Windows_X86_64 LibreOffice_project/db4def46b0453cc22e2d0305797cf981b68ef5ac</meta:generator>
    <meta:document-statistic meta:table-count="0" meta:image-count="0" meta:object-count="0" meta:page-count="2" meta:paragraph-count="30" meta:word-count="419" meta:character-count="2534" meta:non-whitespace-character-count="2137"/>
  </office:meta>
</office:document-meta>
</file>